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E0000005EB758AA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Arial Black" svg:font-family="'Arial Black'" style:font-family-generic="roman"/>
    <style:font-face style:name="Thorndale" svg:font-family="Thorndale" style:font-family-generic="roman"/>
    <style:font-face style:name="Arial1" svg:font-family="Arial"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Arial1" fo:font-size="12pt" style:font-name-asian="Arial1" style:font-size-asian="12pt" style:font-name-complex="Arial1" style:font-size-complex="12pt"/>
    </style:style>
    <style:style style:name="P2" style:family="paragraph" style:parent-style-name="Standard" style:list-style-name="">
      <style:paragraph-properties fo:text-align="justify" style:justify-single-word="false" style:text-autospace="none"/>
      <style:text-properties fo:color="#000000" style:font-name="Arial1" fo:font-size="12pt" style:font-name-asian="Arial1" style:font-size-asian="12pt" style:font-name-complex="Arial1" style:font-size-complex="12pt"/>
    </style:style>
    <style:style style:name="P3" style:family="paragraph" style:parent-style-name="Standard" style:list-style-name="">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P4" style:family="paragraph" style:parent-style-name="Standard" style:list-style-name="">
      <style:paragraph-properties style:text-autospace="none"/>
      <style:text-properties fo:font-size="12pt" style:font-size-asian="12pt" style:font-size-complex="12pt"/>
    </style:style>
    <style:style style:name="P5" style:family="paragraph" style:parent-style-name="Standard">
      <style:paragraph-properties style:text-autospace="none"/>
      <style:text-properties fo:font-size="12pt" style:font-size-asian="12pt" style:font-size-complex="12pt"/>
    </style:style>
    <style:style style:name="P6" style:family="paragraph" style:parent-style-name="Standard" style:list-style-name="">
      <style:paragraph-properties fo:text-align="justify" style:justify-single-word="false" style:text-autospace="none"/>
      <style:text-properties fo:font-size="12pt" style:font-size-asian="12pt" style:font-size-complex="12pt"/>
    </style:style>
    <style:style style:name="P7" style:family="paragraph" style:parent-style-name="Standard" style:list-style-name="L2">
      <style:paragraph-properties fo:text-align="justify" style:justify-single-word="false" style:text-autospace="none"/>
      <style:text-properties fo:font-size="12pt" style:font-size-asian="12pt" style:font-size-complex="12pt"/>
    </style:style>
    <style:style style:name="P8" style:family="paragraph" style:parent-style-name="Standard" style:list-style-name="">
      <style:paragraph-properties fo:text-align="justify" style:justify-single-word="false" style:text-autospace="none"/>
    </style:style>
    <style:style style:name="P9" style:family="paragraph" style:parent-style-name="Standard" style:list-style-name="">
      <style:paragraph-properties fo:break-before="page" style:text-autospace="none"/>
      <style:text-properties fo:font-size="12pt" style:font-size-asian="12pt" style:font-size-complex="12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text-properties fo:font-size="12pt" style:font-size-asian="12pt" style:font-size-complex="12pt"/>
    </style:style>
    <style:style style:name="P1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color="#000000" style:font-name="Arial1" style:font-name-asian="Arial1" style:font-name-complex="Arial1"/>
    </style:style>
    <style:style style:name="T2" style:family="text">
      <style:text-properties fo:color="#000000" style:font-name="Arial1" fo:font-size="12pt" style:font-name-asian="Arial1" style:font-size-asian="12pt" style:font-name-complex="Arial1" style:font-size-complex="12pt"/>
    </style:style>
    <style:style style:name="T3" style:family="text">
      <style:text-properties fo:color="#000000" style:font-name="Arial1" fo:font-weight="bold" style:font-name-asian="Arial1" style:font-name-complex="Arial1"/>
    </style:style>
    <style:style style:name="T4" style:family="text">
      <style:text-properties fo:color="#000000" style:font-name="Arial1" fo:font-style="italic" style:font-name-asian="Arial1" style:font-style-asian="italic" style:font-name-complex="Arial1" style:font-style-complex="italic"/>
    </style:style>
    <style:style style:name="T5"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ge" style:horizontal-pos="from-left" style:horizontal-rel="paragraph"/>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68686" draw:shadow-opacity="100%" style:run-through="foreground" style:wrap="run-through" style:number-wrapped-paragraphs="no-limit" style:vertical-pos="from-top" style:vertical-rel="page" style:horizontal-pos="from-left" style:horizontal-rel="paragraph"/>
    </style:style>
    <style:style style:name="gr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9999ff"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08080" draw:shadow-opacity="100%"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16" svg:width="17.64cm" svg:height="8.82cm" svg:x="1.427cm" svg:y="15.628cm">
        <text:p text:style-name="P16"><text:span text:style-name="T5">Rapport</text:span></text:p>
        <text:p text:style-name="P16"><text:span text:style-name="T5">De</text:span></text:p>
        <text:p text:style-name="P16"><text:span text:style-name="T5">Conception</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text:anchor-type="page" text:anchor-page-number="1" draw:z-index="1" draw:style-name="gr2" draw:text-style-name="P16" svg:width="9.048cm" svg:height="4.617cm" svg:x="5.898cm" svg:y="9.29cm">
        <text:p text:style-name="P16"><text:span text:style-name="T5">Gestionnaire</text:span></text:p>
        <text:p text:style-name="P16"><text:span text:style-name="T5">de Stage</text:span></text:p>
        <text:p text:style-name="P16"><text:span text:style-name="T5">en entreprise</text:span></text:p>
        <draw:enhanced-geometry svg:viewBox="0 0 21600 21600"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draw:custom-shape text:anchor-type="page" text:anchor-page-number="1" draw:z-index="2" draw:style-name="gr3" draw:text-style-name="P17" svg:width="10cm" svg:height="4.246cm" svg:x="4.946cm" svg:y="5.045cm">
        <text:p text:style-name="P17"><text:span text:style-name="T6">Application</text:span></text:p>
        <text:p text:style-name="P17"><text:span text:style-name="T6">GestStage</text:span></text:p>
        <draw:enhanced-geometry svg:viewBox="0 0 21600 21600" draw:extrusion="tru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curve-up" draw:modifiers="8111.4245416079"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text:p text:style-name="P3">CORDIER Jean Gatien<text:tab/><text:tab/><text:tab/><text:tab/><text:tab/><text:tab/><text:tab/><text:tab/>2015/2016</text:p>
      <text:p text:style-name="P3">Drège Thomas</text:p>
      <text:p text:style-name="P1">Hama Samy</text:p>
      <text:p text:style-name="P1"/>
      <text:p text:style-name="P4"><text:span text:style-name="T1"/></text:p>
      <text:p text:style-name="P4"><text:span text:style-name="T1"/></text:p>
      <text:p text:style-name="P4"><text:span text:style-name="T1"/></text:p>
      <text:p text:style-name="P4"><text:span text:style-name="T1"/></text:p>
      <text:p text:style-name="P9"><text:span text:style-name="T1"/></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Introduction<text:tab/>3</text:p>
          <text:p text:style-name="P10">I/ Présentation de l'application<text:tab/>3</text:p>
          <text:p text:style-name="P10">II/ Développement de l'application<text:tab/>4</text:p>
          <text:p text:style-name="P12">1) répartition des tâches<text:tab/>4</text:p>
          <text:p text:style-name="P12">2) Conception<text:tab/>4</text:p>
          <text:p text:style-name="P13">UML<text:tab/>4</text:p>
          <text:p text:style-name="P12">3) Codage<text:tab/>5</text:p>
          <text:p text:style-name="P13">a) modèle MVC<text:tab/>5</text:p>
          <text:p text:style-name="P13">b) Base de données<text:tab/>5</text:p>
          <text:p text:style-name="P11">modèle DAO et singleton<text:tab/>5</text:p>
          <text:p text:style-name="P10">III/ Déroulement du projet<text:tab/>6</text:p>
          <text:p text:style-name="P10">IV/ Les outils de travail<text:tab/>7</text:p>
          <text:p text:style-name="P12">1) l'outil de travail collaboratif : GIT et GITHUB<text:tab/>7</text:p>
          <text:p text:style-name="P12">2) Langage utilisé : Java, environnement de développement<text:tab/>7</text:p>
          <text:p text:style-name="P12">3) Le paquet swing<text:tab/>7</text:p>
          <text:p text:style-name="P10">Conclusion<text:tab/>8</text:p>
        </text:index-body>
      </text:table-of-content>
      <text:p text:style-name="Text_20_body"><text:span text:style-name="T1"/></text:p>
      <text:h text:style-name="P14" text:outline-level="1">Introduction</text:h>
      <text:p text:style-name="P1"/>
      <text:p text:style-name="P6"><text:span text:style-name="T1">au début de ce semestre, dans le cadre de nos études, nous devions choisir un sujet pour développer une application. Parmi les différents choix qui nous étaient proposés nous avons décidé de développer le programme de gestion des stages en entreprise pour l'université car nous pensions que ce projet pourrait nous apporter beaucoup au niveau des connaissances et de la pratique des bases de données. Comme attendu, le travail effectué durant le semestre nous a beaucoup apporté au niveau des connaissances de la gestion des projets ainsi que la gestion de l'équipe.</text:span></text:p>
      <text:p text:style-name="P4"><text:span text:style-name="T1"/></text:p>
      <text:p text:style-name="P4"><text:span text:style-name="T1"/></text:p>
      <text:p text:style-name="P4"><text:span text:style-name="T1"/></text:p>
      <text:p text:style-name="P4"><text:span text:style-name="T1"/></text:p>
      <text:h text:style-name="Heading_20_1" text:outline-level="1"><text:span text:style-name="T1">I/ Présentation de l'application</text:span></text:h>
      <text:p text:style-name="P1"/>
      <text:p text:style-name="P6"><text:span text:style-name="T1">l'application que nous avons décidée de développer pour ce projet consistait en un système permettant de gérer les stages via une base de données contenant les offres émises par les entreprises.</text:span></text:p>
      <text:p text:style-name="P6"><text:span text:style-name="T1">Le programme se divise en deux parties, la partie pour les entreprises et la partie pour les éventuels stagiaires.</text:span></text:p>
      <text:list xml:id="list2135108462421583141" text:style-name="L2">
        <text:list-item>
          <text:p text:style-name="P7"><text:span text:style-name="T1">les entreprises peuvent créer, modifier ou éventuellement supprimer les offres que celle-ci met à disposition pour les étudiants. Avant de créer les offres de stages l'entreprise doit s'enregistrer.</text:span></text:p>
        </text:list-item>
        <text:list-item>
          <text:p text:style-name="P7"><text:span text:style-name="T1">Les étudiants peuvent consulter les offres de stage offerte par les entreprises, mais contrairement à elles, ne sont pas obligés de s'enregistrer.</text:span></text:p>
        </text:list-item>
      </text:list>
      <text:p text:style-name="P5"><text:span text:style-name="T1"/></text:p>
      <text:p text:style-name="P5"><text:span text:style-name="T1"/></text:p>
      <text:p text:style-name="P5"><text:span text:style-name="T1"/></text:p>
      <text:p text:style-name="P5"><text:span text:style-name="T1"/></text:p>
      <text:h text:style-name="P14" text:outline-level="1"><text:span text:style-name="T1">II/ Développement de l'application</text:span></text:h>
      <text:h text:style-name="Heading_20_2" text:outline-level="2"><text:span text:style-name="T1">1) répartition des tâches</text:span></text:h>
      <text:p text:style-name="P2"/>
      <text:p text:style-name="P6"><text:span text:style-name="T1">lors du début du projet nous n'étions que deux : Samy Hamma et Jean-Gatien. Nous nous sommes répartit les tâches de la manière suivante :</text:span></text:p>
      <text:p text:style-name="P2">– Samy devait s'occuper de la création ainsi que de la gestion de la base de données.</text:p>
      <text:p text:style-name="P2">– Jean Gatien devait s'occuper de la modélisation ainsi que de la gestion des fenêtres.</text:p>
      <text:p text:style-name="P6"><text:span text:style-name="T1">Cependant lors de la troisième réunion non-fumeur rejoint par un membre supplémentaire. Pour cette raison, nous dûmes effectuer la répartition des tâches. Nous nous réorganisa de la manière suivante :</text:span></text:p>
      <text:p text:style-name="P2">– Samy devait s'occuper de la modélisation de la base de données dans l'application.</text:p>
      <text:p text:style-name="P2">– Thomas, le nouveau membre, devait s'occuper de la gestion extérieure de la base de données ainsi que la communication avec le programme.</text:p>
      <text:p text:style-name="P2">– Jean Gatien ne devait plus que programmer la gestion des fenêtres.</text:p>
      <text:p text:style-name="P6"><text:span text:style-name="T1">C'est donc cette répartition finale des tâches que nous gardâmes jusqu'à la fin du projet.</text:span></text:p>
      <text:p text:style-name="P6"><text:span text:style-name="T1"/></text:p>
      <text:h text:style-name="Heading_20_2" text:outline-level="2"><text:span text:style-name="T1">2) </text:span>Conception</text:h>
      <text:p text:style-name="P1"/>
      <text:p text:style-name="P6"><text:span text:style-name="T1">lors de notre première réunion, alors que nous étions que deux, nous avons discuté de la manière dont nous allions modéliser notre application. Depuis les télécharge nous avions nous avons pu déduire que nous avions besoin exactement aux objets. :</text:span></text:p>
      <text:p text:style-name="P2">– Un objet entreprise qui permettrait de contenir les données relatives à l'entreprise</text:p>
      <text:p text:style-name="P2">– en objet stage qui contiendrait les données relatives aux stages</text:p>
      <text:p text:style-name="P6"><text:span text:style-name="T1">nous avons établi une entreprise pouvait contenir entre un et plusieurs stages et qu'un stage n'appartenait qu'à une seule entreprise.</text:span></text:p>
      <text:p text:style-name="P6"><text:span text:style-name="T1">Nous avons discuté de la possibilité d'ajouter un objet adresse, cependant nous nous sommes dits que nous pouvions nous contenter de contenir l'adresse à l'intérieur de l'objet entreprise.</text:span></text:p>
      <text:p text:style-name="P6"><text:span text:style-name="T1">Premièrement lors de la conception de la base de données nous avons décidé de nous limiter à deux tables : une qui contiendraient les entreprises, l'autre qui contiendrait les stages. Pour la table des entreprises nous utilisons le SIRET de l'entreprise la clé des stages est un indice ainsi que le SIRET de l'entreprise qui propose stage.</text:span></text:p>
      <text:p text:style-name="P4"><text:span text:style-name="T1"/></text:p>
      <text:p text:style-name="P4"><text:span text:style-name="T1"/></text:p>
      <text:h text:style-name="Heading_20_3" text:outline-level="3">UML</text:h>
      <text:p text:style-name="P1"/>
      <text:p text:style-name="P6"><text:span text:style-name="T1">l'une des contraintes lors du développement de l'application, était d'utiliser des schémas UML afin de décrire les phases de la conception de l'application. Nous avons donc créé les schémas qui sont joints en annexe pour décrire la modélisation ainsi que le comportement de l'application lors de son utilisation. La conception de l'application ainsi que la réalisation des schémas nous a pris environ deux réunions. La réalisation des schémas a été fait grâce à un site Internet nommé draw.io.</text:span></text:p>
      <text:p text:style-name="P4"><text:span text:style-name="T1"/></text:p>
      <text:p text:style-name="P4"><text:span text:style-name="T1"/></text:p>
      <text:h text:style-name="Heading_20_2" text:outline-level="2"><text:soft-page-break/><text:span text:style-name="T1">3) </text:span>Codage</text:h>
      <text:h text:style-name="Heading_20_3" text:outline-level="3"><text:span text:style-name="T1">a) modèle MVC</text:span></text:h>
      <text:p text:style-name="P2"/>
      <text:p text:style-name="P6"><text:span text:style-name="T1">une autre contrainte, lors de la réalisation fut d'utiliser divers modèles. Parmi les modèles utilisés pour la conception de l'application il fallait utiliser le modèle modélisation visualisation contrôle. Comme nous avions décidé de développer notre application en Java, Jean Gatien a dû se plonger dans la documentation de ce langage afin de pouvoir comprendre quelles étaient les spécifications de ce modèle. Après avoir fouillé la documentation, il avait découvert que dans le langage Java nous pouvions utiliser un paquet précis afin d'implémenter un modèle MVC : le paquet swing. C'est pourquoi nous avons utilisé ce paquet pour faire nos fenêtres.</text:span></text:p>
      <text:p text:style-name="P6"><text:span text:style-name="T1"/></text:p>
      <text:p text:style-name="P6"><text:span text:style-name="T1"/></text:p>
      <text:h text:style-name="Heading_20_3" text:outline-level="3"><text:span text:style-name="T1">b) Base de données</text:span></text:h>
      <text:h text:style-name="Heading_20_4" text:outline-level="4"><text:span text:style-name="T1">modèle DAO et singleton</text:span></text:h>
      <text:p text:style-name="P2"/>
      <text:p text:style-name="P2">Comme nous l'avons déjà dit, nous avons été rejoints par un membre supplémentaire en cours de projet : Thomas. Au vu de son cursus universitaire jusqu'à présent, nous avons décidé de lui confier le développement de la base de données ainsi que sa communication avec l'application. Cependant le projet avait pour contrainte d'utiliser des modèles de programmation particulier : le DAO et le Singleton.</text:p>
      <text:p text:style-name="P6"><text:span text:style-name="T1">Bien que très expérimentés dans la programmation et la conception de base de données, Thomas a dû faire des recherches sur Internet pour trouver comment utiliser ces modèles.</text:span></text:p>
      <text:p text:style-name="P6"><text:span text:style-name="T1"/></text:p>
      <text:p text:style-name="Text_20_body"><text:span text:style-name="T1"/></text:p>
      <text:h text:style-name="P14" text:outline-level="1"><text:span text:style-name="T1">III/ Déroulement du projet</text:span></text:h>
      <text:p text:style-name="P1"/>
      <text:p text:style-name="P6"><text:span text:style-name="T1"/></text:p>
      <text:p text:style-name="P6"><text:span text:style-name="T1">Lors de la première séance, nous avons défini la carte des tâches à réaliser ainsi qu'une estimation de la durée nécessaire pour la réaliser. (Voir diagramme ci-dessous)</text:span></text:p>
      <text:p text:style-name="P6"><text:span text:style-name="T1">au vu de la taille du modèle que nous avons conçu lors de la première réunion, nous avons estimé que le temps nécessaire pour l'implémentation de celle-ci serait court. Cependant nous avons sous-estimé la complexité de la programmation de la base de données ainsi que celle de l'interface graphique.</text:span></text:p>
      <text:p text:style-name="P6"><text:span text:style-name="T1">La conception de tous les graphiques d'UML nous a posé problème à partir du moment où nous nous sommes aperçus que notre modèle n'était pas bon, cette prise de conscience ayant eu lieu avant la programmation de l'API nous n'avons pas eu à faire un retour en arrière complet. De plus l'arrivée de Thomas pendant le projet nous a permis de programmer la base de données plus rapidement car nous lui avons laissé carte blanche dans la conception ainsi que dans l'implémentation de la base de données. Ce qui nous a fait gagner jusqu'à quatre semaines de programmation. Au vu de notre manque d'expérience dans la programmation des interfaces Java, nous avons dû utiliser la documentation ainsi que des cours sur Internet pour apprendre à effectuer le travail, ce qui a considérablement rallongé la durée de travail.</text:span></text:p>
      <text:p text:style-name="P6"><text:span text:style-name="T1"/></text:p>
      <text:p text:style-name="P6"><draw:frame draw:style-name="fr1" draw:name="Objet1" text:anchor-type="paragraph" svg:width="14.295cm" svg:height="4.482cm" draw:z-index="3"><draw:object xlink:href="./Object 1" xlink:type="simple" xlink:show="embed" xlink:actuate="onLoad"/><draw:image xlink:href="./ObjectReplacements/Object 1" xlink:type="simple" xlink:show="embed" xlink:actuate="onLoad"/></draw:frame><text:span text:style-name="T1"/></text:p>
      <text:p text:style-name="P6"><text:span text:style-name="T1"/></text:p>
      <text:p text:style-name="P6"><text:span text:style-name="T1"/></text:p>
      <text:h text:style-name="P14" text:outline-level="1"><text:span text:style-name="T1">IV/ </text:span>Les outils de travail</text:h>
      <text:h text:style-name="P15" text:outline-level="2"><text:span text:style-name="T1">1) l'outil de travail collaboratif : GIT et GITHUB</text:span></text:h>
      <text:p text:style-name="P1"/>
      <text:p text:style-name="P6"><text:span text:style-name="T1">lors de ce projet afin de rendre le code plus facilement accessible à chacun des membres de l'équipe nous avons utilisé le gestionnaire de projet GIT ainsi que le gestionnaire de projets centralisés sur internet GITHUB afin de rendre le code accessible à tout le monde. Cet outil a été utile pour permettre les modifications de code collaborative. Pour la communication nous avons utilisé nos réseaux habituels (Skype, téléphone mobile). Enfin nous avons établi plusieurs réunions au cours du semestre pour pouvoir mettre en commun nos avancées dans le projet.</text:span></text:p>
      <text:p text:style-name="P6"><text:span text:style-name="T1"/></text:p>
      <text:p text:style-name="P6"><text:span text:style-name="T1"/></text:p>
      <text:h text:style-name="P15" text:outline-level="2"><text:span text:style-name="T1">2) Langage utilisé : Java, environnement de développement</text:span></text:h>
      <text:p text:style-name="P2"/>
      <text:p text:style-name="P6"><text:span text:style-name="T1">lors de notre première réunion, nous avons défini que le Java était le langage plus facile à utiliser car le mieux maîtrisé par tous les membres. Lorsque le troisième membre de notre équipe est arrivé, le choix du Java s'est avéré être un bon choix car il ne maîtrisait également. De plus au vu de sa portabilité, le Java permettra une utilisation plus facile.</text:span></text:p>
      <text:p text:style-name="P6"><text:span text:style-name="T1">Concernant les environnements de développement, étant donné que chaque membre du type avait ses habitudes sur chacun de ces environnements nous avons utilisé chacun un environnement de développement dont nous avions l'habitude (éclipse, netbeans, vim et javac)</text:span></text:p>
      <text:p text:style-name="P6"><text:span text:style-name="T1"/></text:p>
      <text:p text:style-name="P6"><text:span text:style-name="T1"/></text:p>
      <text:h text:style-name="P15" text:outline-level="2"><text:span text:style-name="T1">3) Le paquet swing</text:span></text:h>
      <text:p text:style-name="P2"/>
      <text:p text:style-name="P6"><text:span text:style-name="T1">Lors de la documentation de Java, nous avons trouvé plusieurs interfaces graphique. Cependant l'une de ces interfaces graphiques se différenciait des autres quarts elle permettait d'effectuer le travail qui nous était demandé. Nous avons donc décidé d'utiliser cette interface qui en plus d'être modulaire et facile à implémenter. Et, bien que nous ayons trouvé plusieurs outils permettant d'implanter plus facilement cette interface nous avons décidé d'utiliser le code brut qui nous permettait de maîtriser plus précisément nos fenêtres.</text:span></text:p>
      <text:p text:style-name="P6"><text:span text:style-name="T2"/></text:p>
      <text:p text:style-name="P6"><text:span text:style-name="T2"/></text:p>
      <text:h text:style-name="P14" text:outline-level="1">Conclusion</text:h>
      <text:p text:style-name="P1"/>
      <text:p text:style-name="P1">bien que le programme ne soit pas fini, nous avons appris beaucoup :</text:p>
      <text:p text:style-name="P1">– nous avons appris que le temps est une ressource difficile à gérer</text:p>
      <text:p text:style-name="P1">– nous avons également appris à gérer notre esprit d'équipe, note cohésion ainsi que notre communication</text:p>
      <text:p text:style-name="P1">– nous avons appris à utiliser les modèles employés par les professionnels ainsi que leur</text:p>
      <text:p text:style-name="P1">– jusqu'à présent vos projets équilibrent et très peu contraignant : nous avons appris à nous adapter aux contraintes qui nous sont imposées</text:p>
      <text:p text:style-name="P1">– nous avons également appris que, lors de projets importants, quand dans une grande équipe un des membres de cette équipe devait diriger le projet pour s'assurer que le travail est effectué</text:p>
      <text:p text:style-name="P6"><text:span text:style-name="T1"/></text:p>
      <text:h text:style-name="P14" text:outline-level="1"><text:span text:style-name="T1">Liens</text:span></text:h>
      <text:p text:style-name="P6"><text:span text:style-name="T1"/></text:p>
      <text:p text:style-name="P8"><text:span text:style-name="T2">GIT : </text:span><text:span text:style-name="Citation"><text:span text:style-name="T1">https://</text:span></text:span><text:span text:style-name="Citation"><text:span text:style-name="T3">git</text:span></text:span><text:span text:style-name="Citation"><text:span text:style-name="T1">-scm.com/</text:span></text:span><text:span text:style-name="T1"> </text:span></text:p>
      <text:p text:style-name="P6"><text:span text:style-name="T1">GITHUB : </text:span><text:span text:style-name="T4">https://github.com/</text:span></text:p>
      <text:p text:style-name="P6"><text:span text:style-name="T1">GITHUB du projet : </text:span><text:span text:style-name="T4">https://github.com/kreenox/tpsamyjean</text:span></text:p>
      <text:p text:style-name="P6"><text:span text:style-name="T1">draw.io : </text:span><text:span text:style-name="T4">https://www.draw.io/</text:span></text:p>
      <text:p text:style-name="P8"><text:span text:style-name="T2">Eclipse : </text:span><text:span text:style-name="Citation"><text:span text:style-name="T1">https://</text:span></text:span><text:span text:style-name="Citation"><text:span text:style-name="T3">eclipse</text:span></text:span><text:span text:style-name="Citation"><text:span text:style-name="T1">.org/</text:span></text:span><text:span text:style-name="T1"> </text:span></text:p>
      <text:p text:style-name="P8"><text:span text:style-name="T2">NetBeans : </text:span><text:span text:style-name="Citation"><text:span text:style-name="T1">https://</text:span></text:span><text:span text:style-name="Citation"><text:span text:style-name="T3">netbeans</text:span></text:span><text:span text:style-name="Citation"><text:span text:style-name="T1">.org/</text:span></text:span><text:span text:style-name="T1"> </text:span></text:p>
      <text:p text:style-name="P8"><text:span text:style-name="T2">Javadoc 8 : </text:span><text:span text:style-name="Citation"><text:span text:style-name="T1">https://docs.oracle.com/javase/</text:span></text:span><text:span text:style-name="Citation"><text:span text:style-name="T3">8</text:span></text:span><text:span text:style-name="Citation"><text:span text:style-name="T1">/docs/api</text:span></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Arial Black" svg:font-family="'Arial Black'" style:font-family-generic="roman"/>
    <style:font-face style:name="Thorndale" svg:font-family="Thorndale" style:font-family-generic="roman"/>
    <style:font-face style:name="Arial1" svg:font-family="Arial"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fffff" draw:end-color="#000080" draw:start-intensity="100%" draw:end-intensity="100%" draw:angle="450" draw:border="0%"/>
    <draw:fill-image draw:name="Bitmape_20_1" draw:display-name="Bitmape 1" xlink:href="Pictures/100000000000005E0000005EB758AAC8.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Gatien CORDIER</meta:initial-creator>
    <meta:creation-date>2016-04-15T15:26:53.32</meta:creation-date>
    <dc:date>2016-04-15T21:23:07.78</dc:date>
    <dc:creator>Jean-Gatien CORDIER</dc:creator>
    <meta:editing-duration>PT2H18M30S</meta:editing-duration>
    <meta:editing-cycles>4</meta:editing-cycles>
    <meta:generator>OpenOffice/4.1.1$Win32 OpenOffice.org_project/411m6$Build-9775</meta:generator>
    <meta:document-statistic meta:table-count="0" meta:image-count="0" meta:object-count="1" meta:page-count="9" meta:paragraph-count="80" meta:word-count="1548" meta:character-count="96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3.635cm"/>
    </style:style>
    <style:style style:name="co4" style:family="table-column">
      <style:table-column-properties fo:break-before="auto" style:column-width="3.748cm"/>
    </style:style>
    <style:style style:name="ro1" style:family="table-row">
      <style:table-row-properties style:row-height="0.453cm" fo:break-before="auto" style:use-optimal-row-height="true"/>
    </style:style>
    <style:style style:name="ro2" style:family="table-row">
      <style:table-row-properties style:row-height="0.92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47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table:table-column table:style-name="co1" table:number-columns-repeated="4" table:default-cell-style-name="Default"/>
        <table:table-column table:style-name="co2" table:default-cell-style-name="ce3"/>
        <table:table-column table:style-name="co3" table:default-cell-style-name="Default"/>
        <table:table-column table:style-name="co4" table:default-cell-style-name="ce4"/>
        <table:table-row table:style-name="ro1" table:number-rows-repeated="3">
          <table:table-cell table:number-columns-repeated="4"/>
          <table:table-cell table:style-name="Default"/>
          <table:table-cell/>
          <table:table-cell table:style-name="Default"/>
        </table:table-row>
        <table:table-row table:style-name="ro2">
          <table:table-cell table:number-columns-repeated="4"/>
          <table:table-cell table:style-name="ce1" office:value-type="string">
            <text:p>Tâches à réaliser</text:p>
          </table:table-cell>
          <table:table-cell table:style-name="ce1" office:value-type="string">
            <text:p>Durée prévue</text:p>
          </table:table-cell>
          <table:table-cell table:style-name="ce1" office:value-type="string">
            <text:p>Durée effective</text:p>
          </table:table-cell>
        </table:table-row>
        <table:table-row table:style-name="ro3">
          <table:table-cell table:number-columns-repeated="4"/>
          <table:table-cell table:style-name="ce2" office:value-type="string">
            <text:p>Réaliser différents diagrammes UML</text:p>
          </table:table-cell>
          <table:table-cell table:style-name="ce2" office:value-type="string">
            <text:p>4 semaines</text:p>
          </table:table-cell>
          <table:table-cell table:style-name="ce2" office:value-type="string">
            <text:p>6 semaine</text:p>
          </table:table-cell>
        </table:table-row>
        <table:table-row table:style-name="ro4">
          <table:table-cell table:number-columns-repeated="4"/>
          <table:table-cell office:value-type="string">
            <text:p>programmer l'API </text:p>
          </table:table-cell>
          <table:table-cell table:style-name="ce3" office:value-type="string">
            <text:p>1 semaine </text:p>
          </table:table-cell>
          <table:table-cell table:style-name="ce3" office:value-type="string">
            <text:p>1 semaine</text:p>
          </table:table-cell>
        </table:table-row>
        <table:table-row table:style-name="ro5">
          <table:table-cell table:number-columns-repeated="4"/>
          <table:table-cell office:value-type="string">
            <text:p>implémenter les bases de données</text:p>
          </table:table-cell>
          <table:table-cell table:style-name="ce4" office:value-type="string">
            <text:p>3 semaine</text:p>
          </table:table-cell>
          <table:table-cell office:value-type="string">
            <text:p>4 semaines</text:p>
          </table:table-cell>
        </table:table-row>
        <table:table-row table:style-name="ro5">
          <table:table-cell table:number-columns-repeated="4"/>
          <table:table-cell office:value-type="string">
            <text:p>programmer l'interface</text:p>
          </table:table-cell>
          <table:table-cell table:style-name="ce4" office:value-type="string">
            <text:p>3 semaines</text:p>
          </table:table-cell>
          <table:table-cell office:value-type="string">
            <text:p>5 semaines</text:p>
          </table:table-cell>
        </table:table-row>
        <table:table-row table:style-name="ro5">
          <table:table-cell table:number-columns-repeated="4"/>
          <table:table-cell table:style-name="Default" office:value-type="string">
            <text:p>assemblage</text:p>
          </table:table-cell>
          <table:table-cell office:value-type="string">
            <text:p>1 semaine</text:p>
          </table:table-cell>
          <table:table-cell office:value-type="string">
            <text:p>3 semaine</text:p>
          </table:table-cell>
        </table:table-row>
        <table:table-row table:style-name="ro5">
          <table:table-cell table:number-columns-repeated="4"/>
          <table:table-cell office:value-type="string">
            <text:p>Tester le programme</text:p>
          </table:table-cell>
          <table:table-cell table:style-name="ce4" office:value-type="string">
            <text:p>1 semaine </text:p>
          </table:table-cell>
          <table:table-cell/>
        </table:table-row>
        <table:table-row table:style-name="ro5">
          <table:table-cell table:number-columns-repeated="4"/>
          <table:table-cell office:value-type="string">
            <text:p>Optimiser le programme</text:p>
          </table:table-cell>
          <table:table-cell table:style-name="ce4" office:value-type="string">
            <text:p>1 semaine</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9:52:22</text:time></text:p>
        </style:region-right>
      </style:header>
      <style:header-left style:display="false"/>
      <style:footer>
        <text:p>Page <text:page-number>1</text:page-number> / <text:page-count>99</text:page-count></text:p>
      </style:footer>
      <style:footer-left style:display="false"/>
    </style:master-page>
  </office:master-styles>
</office:document-styles>
</file>